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76ca" officeooo:paragraph-rsid="000b76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MSE = 0</text:p>
      <text:p text:style-name="P1">optimali = 17</text:p>
      <text:p text:style-name="P1">optimalj = -17</text:p>
      <text:p text:style-name="P1"/>
      <text:p text:style-name="P1"/>
      <text:p text:style-name="P1">minMSE = 67.5391</text:p>
      <text:p text:style-name="P1">optimali = 1</text:p>
      <text:p text:style-name="P1">optimalj = -2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gqin Dai</meta:initial-creator>
    <meta:creation-date>2018-04-27T00:23:54.308917321</meta:creation-date>
    <dc:date>2018-04-27T00:24:37.433307448</dc:date>
    <dc:creator>Mingqin Dai</dc:creator>
    <meta:editing-duration>PT44S</meta:editing-duration>
    <meta:editing-cycles>1</meta:editing-cycles>
    <meta:document-statistic meta:table-count="0" meta:image-count="0" meta:object-count="0" meta:page-count="1" meta:paragraph-count="6" meta:word-count="18" meta:character-count="79" meta:non-whitespace-character-count="67"/>
    <meta:generator>LibreOffice/5.0.6.2$Linux_X86_64 LibreOffice_project/00$Build-2</meta:generator>
  </office:meta>
</office:document-meta>
</file>